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1"/>
    <style:style style:name="T1" style:family="text">
      <style:text-properties fo:font-style="italic" style:font-style-asian="italic" style:font-weight-asian="bold" style:font-style-complex="italic" style:font-weight-complex="bold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1">
          <table:table-cell office:value-type="string">
            <text:p>3.3MO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3">
            <text:p>0.03</text:p>
          </table:table-cell>
          <table:table-cell table:style-name="ce4" office:value-type="percentage" office:value="0.01">
            <text:p>1.00%</text:p>
          </table:table-cell>
          <table:table-cell table:formula="of:=[.B3]*[.C3]" office:value-type="float" office:value="0.087">
            <text:p>0.087</text:p>
          </table:table-cell>
          <table:table-cell table:formula="of:=[.D3]*[.B3]" office:value-type="float" office:value="0.03">
            <text:p>0.03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4]*[.C4]" office:value-type="float" office:value="0.207">
            <text:p>0.207</text:p>
          </table:table-cell>
          <table:table-cell table:formula="of:=[.D4]*[.B4]" office:value-type="float" office:value="0.142">
            <text:p>0.142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33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5]*[.C5]" office:value-type="float" office:value="0.48">
            <text:p>0.48</text:p>
          </table:table-cell>
          <table:table-cell table:formula="of:=[.D5]*[.B5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k resistor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36">
            <text:p>0.436</text:p>
          </table:table-cell>
          <table:table-cell/>
          <table:table-cell table:formula="of:=[.B6]*[.C6]" office:value-type="float" office:value="0.545">
            <text:p>0.545</text:p>
          </table:table-cell>
          <table:table-cell table:formula="of:=[.D6]*[.B6]" office:value-type="float" office:value="0.436">
            <text:p>0.436</text:p>
          </table:table-cell>
          <table:table-cell office:value-type="string">
            <text:p>http://www2.mouser.com/ProductDetail/KOA-Speer/RN732ATTD2202B25/?qs=%2fha2pyFaduj4MN5F0PoFwZXHIiGWLVeI4fut%2fkGG9Okx4iu3V%252bQSdfQldvB11Je6</text:p>
          </table:table-cell>
          <table:table-cell table:number-columns-repeated="2"/>
        </table:table-row>
        <table:table-row table:style-name="ro1">
          <table:table-cell office:value-type="string">
            <text:p>1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7]*[.C7]" office:value-type="float" office:value="0.207">
            <text:p>0.207</text:p>
          </table:table-cell>
          <table:table-cell table:formula="of:=[.D7]*[.B7]" office:value-type="float" office:value="0.142">
            <text:p>0.142</text:p>
          </table:table-cell>
          <table:table-cell office:value-type="string">
            <text:p>http://www2.mouser.com/ProductDetail/TT-electronics/PCF0805R-1K0BT1/?qs=%2fha2pyFadug7YXpNly7dOv3QudIaNl34MpO40uPWGCaN83cVCwcsxYq6WJceKAmH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8]*[.C8]" office:value-type="float" office:value="0.325">
            <text:p>0.325</text:p>
          </table:table-cell>
          <table:table-cell table:formula="of:=[.D8]*[.B8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9]*[.C9]" office:value-type="float" office:value="2.52">
            <text:p>2.52</text:p>
          </table:table-cell>
          <table:table-cell table:formula="of:=[.D9]*[.B9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1]*[.C11]" office:value-type="float" office:value="0">
            <text:p>0</text:p>
          </table:table-cell>
          <table:table-cell table:formula="of:=[.D11]*[.B1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2]*[.C12]" office:value-type="float" office:value="2.488">
            <text:p>2.488</text:p>
          </table:table-cell>
          <table:table-cell table:formula="of:=[.D12]*[.B12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4]*[.C14]" office:value-type="float" office:value="0">
            <text:p>0</text:p>
          </table:table-cell>
          <table:table-cell table:formula="of:=[.D14]*[.B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5]*[.C15]" office:value-type="float" office:value="2.52">
            <text:p>2.52</text:p>
          </table:table-cell>
          <table:table-cell table:formula="of:=[.D15]*[.B15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2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22]*[.C22]" office:value-type="float" office:value="0.48">
            <text:p>0.48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/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9]*[.C29]" office:value-type="float" office:value="0">
            <text:p>0</text:p>
          </table:table-cell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195">
            <text:p>0.195</text:p>
          </table:table-cell>
          <table:table-cell table:formula="of:=[.D30]*[.B30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1]*[.C31]" office:value-type="float" office:value="0.044">
            <text:p>0.044</text:p>
          </table:table-cell>
          <table:table-cell table:formula="of:=[.D31]*[.B31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2]*[.C32]" office:value-type="float" office:value="0.024">
            <text:p>0.024</text:p>
          </table:table-cell>
          <table:table-cell table:formula="of:=[.D32]*[.B32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4]*[.B3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5]*[.C35]" office:value-type="float" office:value="0.26">
            <text:p>0.26</text:p>
          </table:table-cell>
          <table:table-cell table:formula="of:=[.D35]*[.B35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6]*[.C36]" office:value-type="float" office:value="1.74">
            <text:p>1.74</text:p>
          </table:table-cell>
          <table:table-cell table:formula="of:=[.D36]*[.B36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9]*[.C39]" office:value-type="float" office:value="0.628">
            <text:p>0.628</text:p>
          </table:table-cell>
          <table:table-cell table:formula="of:=[.D39]*[.B39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40]*[.C40]" office:value-type="float" office:value="0.382">
            <text:p>0.382</text:p>
          </table:table-cell>
          <table:table-cell table:formula="of:=[.D40]*[.B40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2">will cost virtually nothing</text:span></text:p>
          </table:table-cell>
          <table:table-cell table:formula="of:=[.B43]*[.C43]"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4]*[.C44]" office:value-type="float" office:value="0.45">
            <text:p>0.45</text:p>
          </table:table-cell>
          <table:table-cell table:formula="of:=[.D44]*[.B44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6]*[.C46]" office:value-type="float" office:value="0">
            <text:p>0</text:p>
          </table:table-cell>
          <table:table-cell table:formula="of:=[.D46]*[.B4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45">
            <text:p>0.045</text:p>
          </table:table-cell>
          <table:table-cell/>
          <table:table-cell table:formula="of:=[.B47]*[.C47]" office:value-type="float" office:value="1.278">
            <text:p>1.278</text:p>
          </table:table-cell>
          <table:table-cell table:formula="of:=[.D47]*[.B47]" office:value-type="float" office:value="0.405">
            <text:p>0.405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1">
          <table:table-cell office:value-type="string">
            <text:p>P-channel</text:p>
          </table:table-cell>
          <table:table-cell office:value-type="float" office:value="7">
            <text:p>7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8]*[.C48]" office:value-type="float" office:value="0.763">
            <text:p>0.763</text:p>
          </table:table-cell>
          <table:table-cell table:formula="of:=[.D48]*[.B48]" office:value-type="float" office:value="0.42">
            <text:p>0.4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18.445">
            <text:p>18.445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10.495">
            <text:p>10.495</text:p>
          </table:table-cell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6T21:50:05</dc:date>
    <meta:editing-duration>P2DT12H31M46S</meta:editing-duration>
    <meta:editing-cycles>32</meta:editing-cycles>
    <meta:generator>LibreOffice/4.0.2.2$MacOSX_x86 LibreOffice_project/4c82dcdd6efcd48b1d8bba66bfe1989deee49c3</meta:generator>
    <meta:document-statistic meta:table-count="1" meta:cell-count="307" meta:object-count="0"/>
  </office:meta>
</office:document-meta>
</file>